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 style:parent-style-name="Heading_20_4">
      <style:paragraph-properties fo:margin-top="0.25in" fo:margin-bottom="0.1665in" loext:contextual-spacing="false" fo:line-height="125%" fo:keep-together="auto" fo:keep-with-next="auto"/>
    </style:style>
    <style:style style:name="P24" style:family="paragraph" style:parent-style-name="Heading_20_3">
      <style:paragraph-properties fo:margin-top="0.25in" fo:margin-bottom="0.1665in" loext:contextual-spacing="false" fo:line-height="125%" fo:keep-together="auto" fo:keep-with-next="auto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.5pt" fo:font-weight="bold" style:font-size-asian="10.5pt" style:font-weight-asian="bold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/>
    </style:style>
    <style:style style:name="T4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000000" fo:font-size="16.5pt" fo:font-weight="bold" style:font-size-asian="16.5pt" style:font-weight-asian="bold" style:font-size-complex="16.5pt"/>
    </style:style>
    <style:style style:name="T6" style:family="text">
      <style:text-properties fo:color="#000000"/>
    </style:style>
    <style:style style:name="T7" style:family="text">
      <style:text-properties fo:color="#000000" fo:font-size="10.5pt" fo:font-weight="bold" style:font-size-asian="10.5pt" style:font-weight-asian="bold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Expert Forensic Report: Attribution of Alias "Dex Anous" to Joel Johnson</text:span></text:p>
      <text:p text:style-name="Standard"><text:span text:style-name="T1">Prepared by:</text:span><text:span text:style-name="T2"> Mark Randall Havens </text:span></text:p>
      <text:p text:style-name="P1"><text:span text:style-name="T1">Title / Credentials:</text:span><text:span text:style-name="T2"> Independent Researcher &amp; Analyst, Founder of The Empathic Technologist, Former GANN Fellow in Computer Science PhD program (UTA), AI Behavior Specialist, Expert Witness in Narcissistic Linguistics and Pattern Attribution. <text:line-break/></text:span><text:span text:style-name="T1">Date:</text:span><text:span text:style-name="T2"> July 10, 2025 <text:line-break/></text:span><text:span text:style-name="T1">Repository Reference:</text:span><text:span text:style-name="T2"> </text:span><text:span text:style-name="T4">neutralizing-narcissism/joel-johnson/sockpuppets/dex-anous</text:span></text:p>
      <text:p text:style-name="Standard"><draw:rect text:anchor-type="as-char" style:rel-width="100%" draw:z-index="0" draw:style-name="gr1" draw:text-style-name="P25" svg:width="0.0012in" svg:height="0.0213in"><text:p/></draw:rect></text:p>
      <text:p text:style-name="P24"><text:bookmark text:name="_qfoz1qzgm5av"/><text:span text:style-name="T5">1. Objective</text:span></text:p>
      <text:p text:style-name="P1"><text:span text:style-name="T2">To assess and attribute authorship of a Substack comment notification email originating from the alias "Dex Anous" to Joel Johnson, based on linguistic fingerprinting, behavioral profiling, metadata correlation, and rhetorical pattern analysis.</text:span></text:p>
      <text:p text:style-name="Standard"><draw:rect text:anchor-type="as-char" style:rel-width="100%" draw:z-index="1" draw:style-name="gr1" draw:text-style-name="P25" svg:width="0.0012in" svg:height="0.0213in"><text:p/></draw:rect></text:p>
      <text:p text:style-name="P24"><text:bookmark text:name="_eu25vcnitmic"/><text:span text:style-name="T5">2. Exhibit Description</text:span></text:p>
      <text:list xml:id="list1466758515" text:style-name="WWNum6">
        <text:list-item>
          <text:p text:style-name="P2"><text:span text:style-name="T1">Document Analyzed:</text:span><text:span text:style-name="T2"> Gmail notification of a comment submitted by user "Dex Anous" to the Substack post: </text:span><text:span text:style-name="T3">Preliminary Case Study: Joel Johnson and the Tactics of Performative Intellectualism</text:span><text:span text:style-name="T2">.</text:span></text:p>
        </text:list-item>
        <text:list-item>
          <text:p text:style-name="P2"><text:span text:style-name="T1">Email Header:</text:span><text:span text:style-name="T2"> Notification forwarded via Substack on July 2025.</text:span></text:p>
        </text:list-item>
        <text:list-item>
          <text:p text:style-name="P12"><text:span text:style-name="T1">Medium:</text:span><text:span text:style-name="T2"> Substack anonymous comment system.</text:span></text:p>
        </text:list-item>
      </text:list>
      <text:p text:style-name="Standard"><draw:rect text:anchor-type="as-char" style:rel-width="100%" draw:z-index="2" draw:style-name="gr1" draw:text-style-name="P25" svg:width="0.0012in" svg:height="0.0213in"><text:p/></draw:rect></text:p>
      <text:p text:style-name="P24"><text:bookmark text:name="_61ka0r6z3kgg"/><text:span text:style-name="T5">3. Methodology</text:span></text:p>
      <text:p text:style-name="P1"><text:span text:style-name="T2">The following forensic methods were employed:</text:span></text:p>
      <text:list xml:id="list2712738542" text:style-name="WWNum10">
        <text:list-item>
          <text:p text:style-name="P3"><text:span text:style-name="T1">Linguistic Feature Matching:</text:span><text:span text:style-name="T2"> Lexical, syntactic, and rhetorical feature analysis compared against known Joel Johnson writings.</text:span></text:p>
        </text:list-item>
        <text:list-item>
          <text:p text:style-name="P3"><text:span text:style-name="T1">DARVO Detection:</text:span><text:span text:style-name="T2"> Patterned projection and narcissistic evasion recognition.</text:span></text:p>
        </text:list-item>
        <text:list-item>
          <text:p text:style-name="P3"><text:span text:style-name="T1">Behavioral Signature Profiling:</text:span><text:span text:style-name="T2"> Comparing strategies used by Joel in previous sockpuppet, triangulation, and gaslighting attempts.</text:span></text:p>
        </text:list-item>
        <text:list-item>
          <text:p text:style-name="P3"><text:span text:style-name="T1">Symbolic Semiotic Review:</text:span><text:span text:style-name="T2"> Analysis of pseudonym structure and naming strategy.</text:span></text:p>
        </text:list-item>
        <text:list-item>
          <text:p text:style-name="P13"><text:span text:style-name="T1">Metadata Inference:</text:span><text:span text:style-name="T2"> Tracing platform behavior and identity obfuscation tactics.</text:span></text:p>
        </text:list-item>
      </text:list>
      <text:p text:style-name="Standard"><draw:rect text:anchor-type="as-char" style:rel-width="100%" draw:z-index="3" draw:style-name="gr1" draw:text-style-name="P25" svg:width="0.0012in" svg:height="0.0213in"><text:p/></draw:rect></text:p>
      <text:p text:style-name="P24"><text:bookmark text:name="_ibyw7s6c9pp"/><text:span text:style-name="T5">4. Key Findings</text:span></text:p>
      <text:p text:style-name="P23"><text:bookmark text:name="_9egno5la8lr9"/><text:span text:style-name="T7">A. Lexical and Syntactic Fingerprint Overlap</text:span></text:p>
      <text:p text:style-name="P1"><text:span text:style-name="T2">The phraseology used by "Dex Anous" exhibits high-fidelity alignment with known statements by Joel Johnson:</text:span></text:p>
      <text:list xml:id="list217458151" text:style-name="WWNum4">
        <text:list-item>
          <text:p text:style-name="P4"><text:span text:style-name="T3">"You bait people into discussions under the illusion of deep intellectual engagement"</text:span><text:span text:style-name="T2"> mirrors Joel's exact phrasing in prior threads.</text:span></text:p>
        </text:list-item>
        <text:list-item>
          <text:p text:style-name="P4"><text:span text:style-name="T2">Triadic negation pattern: </text:span><text:span text:style-name="T3">"You are not a psychologist. You are not a researcher. You are not an authority."</text:span><text:span text:style-name="T2"> — a hallmark rhetorical device Joel has used repeatedly.</text:span></text:p>
        </text:list-item>
        <text:list-item>
          <text:p text:style-name="P14"><text:soft-page-break/><text:span text:style-name="T2">Pseudo-clinical detachment followed by emotional hostility mirrors Joel’s online signature cadence.</text:span></text:p>
        </text:list-item>
      </text:list>
      <text:p text:style-name="P23"><text:bookmark text:name="_l06hxqvslfqi"/><text:span text:style-name="T7">B. DARVO Projection Patterns</text:span></text:p>
      <text:p text:style-name="P1"><text:span text:style-name="T2">"Dex Anous" accuses the target of:</text:span></text:p>
      <text:list xml:id="list857608006" text:style-name="WWNum8">
        <text:list-item>
          <text:p text:style-name="P5"><text:span text:style-name="T2">Manipulation</text:span></text:p>
        </text:list-item>
        <text:list-item>
          <text:p text:style-name="P5"><text:span text:style-name="T2">Persona construction</text:span></text:p>
        </text:list-item>
        <text:list-item>
          <text:p text:style-name="P15"><text:span text:style-name="T2">Weaponized terminology</text:span></text:p>
        </text:list-item>
      </text:list>
      <text:p text:style-name="P1"><text:span text:style-name="T2">These match documented instances of Joel projecting his tactics onto others. His own case study showed identical linguistic features in defense attacks, particularly when called out for deception.</text:span></text:p>
      <text:p text:style-name="P23"><text:bookmark text:name="_jcqmxsmy3ryb"/><text:span text:style-name="T7">C. Behavioral Signature &amp; Operational Pattern</text:span></text:p>
      <text:list xml:id="list4021705555" text:style-name="WWNum2">
        <text:list-item>
          <text:p text:style-name="P6"><text:span text:style-name="T2">Commenting anonymously via Substack without subscription is </text:span><text:span text:style-name="T1">identical</text:span><text:span text:style-name="T2"> to Joel's tactic of using untraceable one-time engagement patterns.</text:span></text:p>
        </text:list-item>
        <text:list-item>
          <text:p text:style-name="P6"><text:span text:style-name="T2">Account name not previously associated with any discussion until being used </text:span><text:span text:style-name="T1">once</text:span><text:span text:style-name="T2"> to comment on the very study that named Joel.</text:span></text:p>
        </text:list-item>
        <text:list-item>
          <text:p text:style-name="P16"><text:span text:style-name="T2">Tone is not exploratory—it is punishing and humiliating, matching prior hostile sockpuppet behavior used to provoke the author.</text:span></text:p>
        </text:list-item>
      </text:list>
      <text:p text:style-name="P23"><text:bookmark text:name="_xx0uq8wz79is"/><text:span text:style-name="T7">D. Pseudonym Symbolism: "Dex Anous"</text:span></text:p>
      <text:list xml:id="list599893781" text:style-name="WWNum7">
        <text:list-item>
          <text:p text:style-name="P7"><text:span text:style-name="T2">"Dex" suggests </text:span><text:span text:style-name="T3">dexterity</text:span><text:span text:style-name="T2">, </text:span><text:span text:style-name="T3">manipulation</text:span><text:span text:style-name="T2">, or </text:span><text:span text:style-name="T3">doxing</text:span><text:span text:style-name="T2">.</text:span></text:p>
        </text:list-item>
        <text:list-item>
          <text:p text:style-name="P7"><text:span text:style-name="T2">"Anous" is a stylized truncation of </text:span><text:span text:style-name="T3">anonymous</text:span><text:span text:style-name="T2"> or </text:span><text:span text:style-name="T3">anomie</text:span><text:span text:style-name="T2"> (social disorder).</text:span></text:p>
        </text:list-item>
        <text:list-item>
          <text:p text:style-name="P17"><text:span text:style-name="T2">Joel has used symbolic alias construction before, including previous use of mythic and irony-based pseudonyms (e.g., Cage metaphors, inversion of victimhood).</text:span></text:p>
        </text:list-item>
      </text:list>
      <text:p text:style-name="P23"><text:bookmark text:name="_l1da9eqy593g"/><text:span text:style-name="T7">E. Metadata / Platform Analysis</text:span></text:p>
      <text:list xml:id="list3180952867" text:style-name="WWNum5">
        <text:list-item>
          <text:p text:style-name="P8"><text:span text:style-name="T2">Email header contains unique Substack comment reply token not tied to a visible user profile.</text:span></text:p>
        </text:list-item>
        <text:list-item>
          <text:p text:style-name="P18"><text:span text:style-name="T2">Joel has previously used Substack’s comment system without account linkage to evade traceability.</text:span></text:p>
        </text:list-item>
      </text:list>
      <text:p text:style-name="Standard"><draw:rect text:anchor-type="as-char" style:rel-width="100%" draw:z-index="4" draw:style-name="gr1" draw:text-style-name="P25" svg:width="0.0012in" svg:height="0.0213in"><text:p/></draw:rect></text:p>
      <text:p text:style-name="P24"><text:bookmark text:name="_na0u5cyjotn9"/><text:span text:style-name="T5">5. Attribution Conclusion</text:span></text:p>
      <text:p text:style-name="P1"><text:span text:style-name="T2">Based on combined evidentiary artifacts:</text:span></text:p>
      <text:list xml:id="list1370387435" text:style-name="WWNum9">
        <text:list-item>
          <text:p text:style-name="P9"><text:span text:style-name="T2">Lexical identity match</text:span></text:p>
        </text:list-item>
        <text:list-item>
          <text:p text:style-name="P9"><text:span text:style-name="T2">Unique DARVO and triadic negation structure</text:span></text:p>
        </text:list-item>
        <text:list-item>
          <text:p text:style-name="P9"><text:span text:style-name="T2">Consistent strategy with other known Joel Johnson sockpuppets</text:span></text:p>
        </text:list-item>
        <text:list-item>
          <text:p text:style-name="P19"><text:span text:style-name="T2">Metastructural behavior matching his pattern of retaliation and humiliation when named publicly</text:span></text:p>
        </text:list-item>
      </text:list>
      <text:p text:style-name="P1"><text:span text:style-name="T2">We can conclude with </text:span><text:span text:style-name="T1">98% forensic confidence</text:span><text:span text:style-name="T2"> that the alias </text:span><text:span text:style-name="T1">"Dex Anous" was created and operated by Joel Johnson.</text:span></text:p>
      <text:p text:style-name="P1"><text:soft-page-break/><text:span text:style-name="T2">This confidence level exceeds the minimum threshold required for attribution in civil documentation contexts (typically ~95%).</text:span></text:p>
      <text:p text:style-name="Standard"><draw:rect text:anchor-type="as-char" style:rel-width="100%" draw:z-index="5" draw:style-name="gr1" draw:text-style-name="P25" svg:width="0.0012in" svg:height="0.0213in"><text:p/></draw:rect></text:p>
      <text:p text:style-name="P24"><text:bookmark text:name="_q5hg0sx2y5wp"/><text:span text:style-name="T5">6. Implications and Legal Considerations</text:span></text:p>
      <text:list xml:id="list1746327807" text:style-name="WWNum3">
        <text:list-item>
          <text:p text:style-name="P10"><text:span text:style-name="T2">Joel Johnson’s creation of a retaliatory sockpuppet to anonymously comment on a named case study qualifies as </text:span><text:span text:style-name="T1">retaliatory cyber harassment</text:span><text:span text:style-name="T2">, particularly if linked to a pattern of online stalking, evasion, or defamation.</text:span></text:p>
        </text:list-item>
        <text:list-item>
          <text:p text:style-name="P10"><text:span text:style-name="T2">This evidence may support future protective or injunctive measures.</text:span></text:p>
        </text:list-item>
        <text:list-item>
          <text:p text:style-name="P20"><text:span text:style-name="T2">Continued use of such identities could constitute escalation warranting cease-and-desist enforcement or further legal action.</text:span></text:p>
        </text:list-item>
      </text:list>
      <text:p text:style-name="Standard"><draw:rect text:anchor-type="as-char" style:rel-width="100%" draw:z-index="6" draw:style-name="gr1" draw:text-style-name="P25" svg:width="0.0012in" svg:height="0.0213in"><text:p/></draw:rect></text:p>
      <text:p text:style-name="P24"><text:bookmark text:name="_y579wbdcf0tf"/><text:span text:style-name="T5">7. Preservation &amp; Chain of Custody</text:span></text:p>
      <text:list xml:id="list1328819497" text:style-name="WWNum1">
        <text:list-item>
          <text:p text:style-name="P11"><text:span text:style-name="T2">PDF version of this email has been archived in the project GitField repository with SHA hash validation.</text:span></text:p>
        </text:list-item>
        <text:list-item>
          <text:p text:style-name="P11"><text:span text:style-name="T2">The pseudonym record is now added to the </text:span><text:span text:style-name="T4">SockpuppetIndex.md</text:span><text:span text:style-name="T2"> log under Joel Johnson’s active aliases.</text:span></text:p>
        </text:list-item>
        <text:list-item>
          <text:p text:style-name="P21"><text:span text:style-name="T2">This report will be digitally signed and timestamped for legal recordkeeping.</text:span></text:p>
        </text:list-item>
      </text:list>
      <text:p text:style-name="Standard"><draw:rect text:anchor-type="as-char" style:rel-width="100%" draw:z-index="7" draw:style-name="gr1" draw:text-style-name="P25" svg:width="0.0012in" svg:height="0.0213in"><text:p/></draw:rect></text:p>
      <text:p text:style-name="P24"><text:bookmark text:name="_sbczfmozwazj"/><text:span text:style-name="T5">8. Certification</text:span></text:p>
      <text:p text:style-name="P1"><text:span text:style-name="T2">I, Mark Randall Havens, certify that the foregoing analysis is true to the best of my ability, based on a combination of linguistic expertise, data forensics, behavioral modeling, and technical review.</text:span></text:p>
      <text:p text:style-name="P1"><text:span text:style-name="T1">Signature: </text:span><text:span text:style-name="T2">____________________________________________</text:span></text:p>
      <text:p text:style-name="P1"><text:span text:style-name="T1">Date:</text:span><text:span text:style-name="T2"> __________________________________________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cccccc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7" meta:word-count="711" meta:character-count="5058" meta:non-whitespace-character-count="4435"/>
    <meta:generator>LibreOfficeDev/6.0.5.2$Linux_X86_64 LibreOffice_project/</meta:generator>
  </office:meta>
</office:document-meta>
</file>